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65a3" officeooo:paragraph-rsid="000c65a3"/>
    </style:style>
    <style:style style:name="P2" style:family="paragraph" style:parent-style-name="Standard" style:list-style-name="L1">
      <style:text-properties officeooo:rsid="000c65a3" officeooo:paragraph-rsid="000c65a3"/>
    </style:style>
    <style:style style:name="P3" style:family="paragraph" style:parent-style-name="Standard" style:list-style-name="L7">
      <style:text-properties fo:font-size="10pt" officeooo:paragraph-rsid="000c65a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fo:font-weight="normal" officeooo:rsid="000d21b6" officeooo:paragraph-rsid="000d21b6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65a3" officeooo:paragraph-rsid="000c65a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c65a3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c65a3" officeooo:paragraph-rsid="000c65a3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0pt" officeooo:rsid="000c65a3" officeooo:paragraph-rsid="000c65a3" style:font-size-asian="10pt" style:font-size-complex="10pt"/>
    </style:style>
    <style:style style:name="P9" style:family="paragraph" style:parent-style-name="Standard" style:list-style-name="L8">
      <style:text-properties style:font-name="Liberation Sans" fo:font-size="10pt" officeooo:rsid="000c65a3" officeooo:paragraph-rsid="000c65a3" style:font-size-asian="10pt" style:font-size-complex="10pt"/>
    </style:style>
    <style:style style:name="P10" style:family="paragraph" style:parent-style-name="Standard" style:list-style-name="L8">
      <style:text-properties style:font-name="Liberation Sans" fo:font-size="10pt" officeooo:paragraph-rsid="000c65a3" style:font-size-asian="10pt" style:font-size-complex="10pt"/>
    </style:style>
    <style:style style:name="P11" style:family="paragraph" style:parent-style-name="Standard">
      <style:text-properties style:font-name="Liberation Sans" fo:font-size="10pt" fo:font-weight="bold" officeooo:rsid="000c65a3" officeooo:paragraph-rsid="000c65a3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text-properties style:font-name="Liberation Sans" fo:font-size="9.5pt" officeooo:rsid="000c65a3" officeooo:paragraph-rsid="000c65a3" style:font-size-asian="9.5pt" style:font-size-complex="9.5pt"/>
    </style:style>
    <style:style style:name="P13" style:family="paragraph" style:parent-style-name="Standard">
      <style:text-properties style:font-name="Liberation Sans" fo:font-size="9.5pt" officeooo:rsid="000c65a3" officeooo:paragraph-rsid="000c65a3" style:font-size-asian="9.5pt" style:font-size-complex="9.5pt"/>
    </style:style>
    <style:style style:name="P14" style:family="paragraph" style:parent-style-name="Standard" style:list-style-name="L7">
      <style:text-properties style:font-name="Liberation Sans" fo:font-size="9.5pt" officeooo:paragraph-rsid="000c65a3" style:font-size-asian="9.5pt" style:font-size-complex="9.5pt"/>
    </style:style>
    <style:style style:name="P15" style:family="paragraph" style:parent-style-name="Standard" style:list-style-name="L7">
      <style:text-properties style:font-name="Liberation Sans" fo:font-size="9.5pt" officeooo:paragraph-rsid="000d21b6" style:font-size-asian="9.5pt" style:font-size-complex="9.5pt"/>
    </style:style>
    <style:style style:name="P16" style:family="paragraph" style:parent-style-name="Standard" style:list-style-name="L1">
      <style:text-properties style:font-name="Liberation Sans" fo:font-size="9.5pt" fo:font-weight="normal" officeooo:rsid="000c65a3" officeooo:paragraph-rsid="000c65a3" style:font-size-asian="9.5pt" style:font-weight-asian="normal" style:font-size-complex="9.5pt" style:font-weight-complex="normal"/>
    </style:style>
    <style:style style:name="P17" style:family="paragraph" style:parent-style-name="Standard" style:list-style-name="L2">
      <style:text-properties style:font-name="Liberation Sans" fo:font-size="9.5pt" fo:font-weight="bold" officeooo:paragraph-rsid="000c65a3" style:font-size-asian="9.5pt" style:font-weight-asian="bold" style:font-size-complex="9.5pt" style:font-weight-complex="bold"/>
    </style:style>
    <style:style style:name="P18" style:family="paragraph" style:parent-style-name="Standard" style:list-style-name="L3">
      <style:text-properties style:font-name="Liberation Sans" fo:font-size="9.5pt" fo:font-weight="bold" officeooo:paragraph-rsid="000c65a3" style:font-size-asian="9.5pt" style:font-weight-asian="bold" style:font-size-complex="9.5pt" style:font-weight-complex="bold"/>
    </style:style>
    <style:style style:name="P19" style:family="paragraph" style:parent-style-name="Standard" style:list-style-name="L4">
      <style:text-properties style:font-name="Liberation Sans" fo:font-size="9.5pt" fo:font-weight="bold" officeooo:paragraph-rsid="000c65a3" style:font-size-asian="9.5pt" style:font-weight-asian="bold" style:font-size-complex="9.5pt" style:font-weight-complex="bold"/>
    </style:style>
    <style:style style:name="P20" style:family="paragraph" style:parent-style-name="Standard" style:list-style-name="L5">
      <style:text-properties style:font-name="Liberation Sans" fo:font-size="9.5pt" fo:font-weight="bold" officeooo:paragraph-rsid="000c65a3" style:font-size-asian="9.5pt" style:font-weight-asian="bold" style:font-size-complex="9.5pt" style:font-weight-complex="bold"/>
    </style:style>
    <style:style style:name="P21" style:family="paragraph" style:parent-style-name="Standard" style:list-style-name="L6">
      <style:text-properties style:font-name="Liberation Sans" fo:font-size="9.5pt" fo:font-weight="bold" officeooo:paragraph-rsid="000c65a3" style:font-size-asian="9.5pt" style:font-weight-asian="bold" style:font-size-complex="9.5pt" style:font-weight-complex="bold"/>
    </style:style>
    <style:style style:name="P22" style:family="paragraph" style:parent-style-name="Standard" style:list-style-name="L10">
      <style:text-properties style:font-name="Liberation Sans" officeooo:paragraph-rsid="000c65a3"/>
    </style:style>
    <style:style style:name="T1" style:family="text">
      <style:text-properties officeooo:rsid="000c65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21b6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c65a3" style:font-size-asian="10pt" style:font-size-complex="10pt"/>
    </style:style>
    <style:style style:name="T6" style:family="text">
      <style:text-properties officeooo:rsid="000d21b6"/>
    </style:style>
    <style:style style:name="T7" style:family="text">
      <style:text-properties style:font-name="Liberation Sans" fo:font-size="9.5pt" fo:font-weight="normal" style:font-size-asian="9.5pt" style:font-weight-asian="normal" style:font-size-complex="9.5pt" style:font-weight-complex="normal"/>
    </style:style>
    <style:style style:name="T8" style:family="text">
      <style:text-properties style:font-name="Liberation Sans" fo:font-size="9.5pt" style:text-underline-style="solid" style:text-underline-width="auto" style:text-underline-color="font-color" fo:font-weight="bold" style:font-size-asian="9.5pt" style:font-weight-asian="bold" style:font-size-complex="9.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shabh Shah</text:p>
      <text:p text:style-name="P4">Malad(W) – Mumbai – India</text:p>
      <text:p text:style-name="P4"/>
      <text:p text:style-name="P6"><text:span text:style-name="T3"><text:tab/></text:span> +91 9892644645<text:tab/><text:a xlink:type="simple" xlink:href="mailto:rushabh.shah90@outlook.com" text:style-name="Internet_20_link" text:visited-style-name="Visited_20_Internet_20_Link">rushabh.shah90@outlook.com</text:a><text:tab/><text:a xlink:type="simple" xlink:href="http://in.linkedin.com/in/rushabhshah90" text:style-name="Internet_20_link" text:visited-style-name="Visited_20_Internet_20_Link">in.linkedin.com/in/rushabhshah90</text:a> <text:s text:c="3"/></text:p>
      <text:p text:style-name="P1"/>
      <text:h text:style-name="Heading_20_4" text:outline-level="4">Education</text:h>
      <text:list xml:id="list4088771569350605540" text:style-name="L1">
        <text:list-item>
          <text:p text:style-name="P12"><text:span text:style-name="T2">Advani College of Law</text:span>, Mumbai University, <text:s/>Mumbai</text:p>
          <text:p text:style-name="P16">Bachelor of Laws, 58% 2013–2015</text:p>
        </text:list-item>
        <text:list-item>
          <text:p text:style-name="P12"><text:span text:style-name="T2">Institute of Company Secretaries of India</text:span>, Mumbai</text:p>
          <text:p text:style-name="P16">Company Secretary, Semi-Qualified 2011–Present</text:p>
        </text:list-item>
        <text:list-item>
          <text:p text:style-name="P12"><text:span text:style-name="T2">Nagindas Khandwala College</text:span>, Mumbai University, Mumbai</text:p>
          <text:p text:style-name="P16">Bachelor of Commerce, 73% 2009–2012</text:p>
        </text:list-item>
        <text:list-item>
          <text:p text:style-name="P12"><text:span text:style-name="T2">B.S.G.D Junior College</text:span>, Maharashtra Board, Mumbai</text:p>
          <text:p text:style-name="P2"><text:span text:style-name="T7">Higher Secondary, 64% 2007–2009</text:span></text:p>
          <text:p text:style-name="P2"><text:span text:style-name="T8"/></text:p>
        </text:list-item>
      </text:list>
      <text:h text:style-name="Heading_20_4" text:outline-level="4">Experience</text:h>
      <text:list xml:id="list369102626881425119" text:style-name="L2">
        <text:list-item>
          <text:p text:style-name="P17"><text:span text:style-name="T1">Vertices Partners Mumbai</text:span></text:p>
        </text:list-item>
      </text:list>
      <text:p text:style-name="P13"><text:tab/>Associate, Division:- Legal Jan 2016–Present</text:p>
      <text:p text:style-name="P13"><text:tab/>Department:- General Corporate &amp; Private Equity</text:p>
      <text:p text:style-name="P13"><text:tab/>Projects :- Drafting of Supply, Service, Employment, Loan and other Business Agreements</text:p>
      <text:list xml:id="list1858457267781375330" text:style-name="L3">
        <text:list-item>
          <text:p text:style-name="P18"><text:span text:style-name="T1">Desai Desai Carimjee &amp; Mulla Mumbai</text:span></text:p>
        </text:list-item>
      </text:list>
      <text:p text:style-name="P13"><text:tab/>Intern, Division:- Legal Nov 2015–Jan 2016</text:p>
      <text:p text:style-name="P13"><text:tab/>Projects Assisted :- Research Work related to M&amp;A, Structural Debt Restructuring, Determining purpose of <text:tab/>Reserve Fund and Corpus Fund, Companies acquiring loan through ECB Route and Domestic Route</text:p>
      <text:list xml:id="list4753882876906438774" text:style-name="L4">
        <text:list-item>
          <text:p text:style-name="P19"><text:span text:style-name="T1">Dave &amp; Girish &amp; Co. Mumbai</text:span></text:p>
        </text:list-item>
      </text:list>
      <text:p text:style-name="P13"><text:tab/>Intern, Division:- Legal Oct 2015–Nov 2015</text:p>
      <text:p text:style-name="P13"><text:tab/>Projects Assisted :- Civil Case Related to Maharashtra Rent Control Act, Matrimonial Case which led to a <text:tab/>Corporate case</text:p>
      <text:list xml:id="list1514814559470818739" text:style-name="L5">
        <text:list-item>
          <text:p text:style-name="P20">Godrej Industries Ltd. Mumbai</text:p>
        </text:list-item>
      </text:list>
      <text:p text:style-name="P13"><text:tab/>Intern, Division:- Corporate Law June 2015–July 2015</text:p>
      <text:p text:style-name="P13"><text:tab/>Projects Assisted :- Taxation Cases, Preparation of Service &amp; Conveyance Agreement</text:p>
      <text:list xml:id="list1245316714792929809" text:style-name="L6">
        <text:list-item>
          <text:p text:style-name="P21"><text:span text:style-name="T1">Deutsche Bank Mumbai</text:span></text:p>
        </text:list-item>
      </text:list>
      <text:p text:style-name="P13"><text:tab/>Intern, Division:- Finance 2013–2015</text:p>
      <text:p text:style-name="P13"><text:tab/>Projects Assisted :- Report Testing, Automation of RBI Reports, Basel 3 Testing, Presentations for Deutsche<text:tab/><text:tab/>Bank <text:tab/>People’s Committee</text:p>
      <text:p text:style-name="P5"/>
      <text:h text:style-name="Heading_20_4" text:outline-level="4">Projects</text:h>
      <text:list xml:id="list5459471469286593319" text:style-name="L7">
        <text:list-item>
          <text:p text:style-name="P15"><text:span text:style-name="T1">Computer Systems and Application</text:span></text:p>
          <text:p text:style-name="P15"><text:span text:style-name="T1">Areas Covered :- MS Excel, Database Management, Networking Systems</text:span></text:p>
        </text:list-item>
        <text:list-item>
          <text:p text:style-name="P14"><text:span text:style-name="T1">Corporate Governance: Deutsche Bank Appreciation from Industry Stalwarts</text:span></text:p>
          <text:p text:style-name="P3"/>
        </text:list-item>
      </text:list>
      <text:h text:style-name="Heading_20_4" text:outline-level="4">Personal</text:h>
      <text:p text:style-name="P5"/>
      <text:p text:style-name="P11">Extra-Curricular Activities </text:p>
      <text:list xml:id="list959719284059980556" text:style-name="L8">
        <text:list-item>
          <text:p text:style-name="P10"><text:span text:style-name="T1">Head of Management Commitee, Springz – Inter-College Festival</text:span></text:p>
        </text:list-item>
        <text:list-item>
          <text:p text:style-name="P9">Participated in Sports Festival, Onyx – Gained 3rd Position in Cricket and 2nd Position in Badminton</text:p>
        </text:list-item>
      </text:list>
      <text:p text:style-name="P8"/>
      <text:p text:style-name="P11">Personality Profile </text:p>
      <text:list xml:id="list3800036686784049934" text:style-name="L10">
        <text:list-item>
          <text:p text:style-name="P22"><text:span text:style-name="T5">Strong Analytical &amp; Problem Solving Skills</text:span></text:p>
        </text:list-item>
        <text:list-item>
          <text:p text:style-name="P22"><text:span text:style-name="T5">Self-Motivated and Quick-Learner</text:span></text:p>
        </text:list-item>
        <text:list-item>
          <text:p text:style-name="P22"><text:span text:style-name="T5">Ability to Work with team as well as Individuall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1:17:19.504000000</meta:creation-date>
    <dc:date>2016-06-03T11:39:35.018000000</dc:date>
    <meta:editing-duration>PT3S</meta:editing-duration>
    <meta:editing-cycles>1</meta:editing-cycles>
    <meta:generator>LibreOffice/5.1.2.2$Windows_X86_64 LibreOffice_project/d3bf12ecb743fc0d20e0be0c58ca359301eb705f</meta:generator>
    <meta:document-statistic meta:table-count="0" meta:image-count="0" meta:object-count="0" meta:page-count="1" meta:paragraph-count="43" meta:word-count="298" meta:character-count="2047" meta:non-whitespace-character-count="1794"/>
  </office:meta>
</office:document-meta>
</file>